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Heading_20_2">
      <style:paragraph-properties fo:margin-top="0.527cm" fo:margin-bottom="0.527cm"/>
    </style:style>
    <style:style style:name="T14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/>
    <style:style style:name="T17_3" style:family="text">
      <style:text-properties fo:color="#0000ee" fo:language="none" fo:language-asian="none" fo:language-complex="none" style:text-underline-style="solid" style:text-underline-color="font-color"/>
    </style:style>
    <style:style style:name="T17_4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Heading_20_3">
      <style:paragraph-properties fo:margin-top="0.496cm" fo:margin-bottom="0.496cm"/>
    </style:style>
    <style:style style:name="T2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 fo:margin-bottom="0.423cm"/>
    </style:style>
    <style:style style:name="T21_1" style:family="text"/>
    <style:style style:name="T21_2" style:family="text"/>
    <style:style style:name="T21_3" style:family="text">
      <style:text-properties fo:color="#0000ee" fo:language="none" fo:language-asian="none" fo:language-complex="none" style:text-underline-style="solid" style:text-underline-color="font-color"/>
    </style:style>
    <style:style style:name="T21_4" style:family="text"/>
    <style:style style:name="P22" style:family="paragraph" style:parent-style-name="Normal">
      <style:paragraph-properties fo:margin-top="0.353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</style:style>
    <style:style style:name="T2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cm"/>
    </style:style>
    <style:style style:name="T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3">
      <style:paragraph-properties fo:margin-top="0.496cm" fo:margin-bottom="0.496cm"/>
    </style:style>
    <style:style style:name="T2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 fo:margin-bottom="0.423cm"/>
    </style:style>
    <style:style style:name="T27_1" style:family="text"/>
    <style:style style:name="T27_2" style:family="text"/>
    <style:style style:name="T27_3" style:family="text">
      <style:text-properties fo:color="#0000ee" fo:language="none" fo:language-asian="none" fo:language-complex="none" style:text-underline-style="solid" style:text-underline-color="font-color"/>
    </style:style>
    <style:style style:name="T27_4" style:family="text"/>
    <style:style style:name="P28" style:family="paragraph" style:parent-style-name="Normal">
      <style:paragraph-properties fo:margin-top="0.353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.423cm" fo:margin-bottom="0.423cm"/>
    </style:style>
    <style:style style:name="T33_1" style:family="text"/>
    <style:style style:name="P34" style:family="paragraph" style:parent-style-name="Normal">
      <style:paragraph-properties fo:margin-top="0.353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Heading_20_2">
      <style:paragraph-properties fo:margin-top="0.527cm" fo:margin-bottom="0.527cm"/>
    </style:style>
    <style:style style:name="T3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7" style:family="paragraph" style:parent-style-name="Normal">
      <style:paragraph-properties fo:margin-top="0.423cm"/>
    </style:style>
    <style:style style:name="T37_1" style:family="text"/>
    <style:style style:name="P38" style:family="paragraph" style:parent-style-name="Normal">
      <style:paragraph-properties fo:margin-top="0.423cm" fo:margin-bottom="0.423cm"/>
    </style:style>
    <style:style style:name="T38_1" style:family="text"/>
  </office:automatic-styles>
  <office:body>
    <office:text>
      <text:h text:style-name="P1" text:outline-level="1"><text:span text:style-name="T1_1">Full<text:s/>Node<text:s/>Friends<text:s/>-<text:s/>Understanding<text:s/>and<text:s/>Running<text:s/>A<text:s/>Fully<text:s/>Validating<text:s/>Wallet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3-26<text:s/>23:50:4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previous<text:s/>tutorials,<text:s/>we've<text:s/>discussed<text:s/>the<text:s/>basic<text:s/>differences<text:s/>between<text:s/>a<text:s/>full<text:s/>node<text:s/>wallet<text:s/>and<text:s/>an<text:s/>SPV<text:s/>or<text:s/>Simplified<text:s/>Payment<text:s/>Verification<text:s/>wallet.<text:s/>Now<text:s/>let's<text:s/>take<text:s/>a<text:s/>further<text:s/>look<text:s/>into<text:s/>why<text:s/>full<text:s/>nodes<text:s/>are<text:s/>important<text:s/>to<text:s/>cryptocurrency<text:s/>networks,<text:s/>and<text:s/>how<text:s/>you<text:s/>can<text:s/>get<text:s/>started<text:s/>running<text:s/>one!</text:span></text:p>
      <text:h text:style-name="P8" text:outline-level="2"><text:span text:style-name="T8_1">Why<text:s/>Full<text:s/>Nodes?</text:span></text:h>
      <text:p text:style-name="P9"><text:span text:style-name="T9_1">Full<text:s/>nodes,<text:s/>along<text:s/>with<text:s/>mining<text:s/>nodes<text:s/>form<text:s/>the<text:s/>backbone<text:s/>of<text:s/>cryptocurrency<text:s/>and<text:s/>smart<text:s/>contract<text:s/>networks<text:s/>like<text:s/>Bitcoin<text:s/>and<text:s/>Ethereum.<text:s/>These<text:s/>wallets<text:s/>have<text:s/>several<text:s/>important<text:s/>characteristics<text:s/>that<text:s/>help<text:s/>secure<text:s/>these<text:s/>networks<text:s/>and<text:s/>ensure<text:s/>they<text:s/>remain<text:s/>decentralized.<text:s/>This<text:s/>is<text:s/>not<text:s/>to<text:s/>detract<text:s/>from<text:s/>the<text:s/>importance<text:s/>of<text:s/>SPV<text:s/>wallets<text:s/>for<text:s/>adoption<text:s/>and<text:s/>convenient<text:s/>day-to-day<text:s/>use!<text:s/>Simplified<text:s/>wallets<text:s/>allow<text:s/>users<text:s/>to<text:s/>quickly<text:s/>and<text:s/>efficiently<text:s/>onboard<text:s/>to<text:s/>the<text:s/>world<text:s/>of<text:s/>crypto,<text:s/>but<text:s/>those<text:s/>aren't<text:s/>the<text:s/>focus<text:s/>of<text:s/>this<text:s/>discussion.</text:span></text:p>
      <text:p text:style-name="P10"><text:span text:style-name="T10_1">So<text:s/>what<text:s/>makes<text:s/>full<text:s/>nodes<text:s/>so<text:s/>special<text:s/>and<text:s/>important<text:s/>for<text:s/>Bitcoin<text:s/>and<text:s/>other<text:s/>decentralized<text:s/>forms<text:s/>of<text:s/>money?<text:s/>The<text:s/>first<text:s/>critical<text:s/>characteristic<text:s/>of<text:s/>full<text:s/>nodes<text:s/>is<text:s/>that<text:s/></text:span><text:span text:style-name="T10_2">these<text:s/>wallets<text:s/>store<text:s/>the<text:s/>entire<text:s/>blockchain</text:span><text:span text:style-name="T10_3">.<text:s/>Unlike<text:s/>SPV<text:s/>wallets<text:s/>which<text:s/>only<text:s/>store<text:s/>data<text:s/>relevant<text:s/>to<text:s/>the<text:s/>wallet<text:s/>user's<text:s/>addresses,<text:s/>full<text:s/>node<text:s/>wallets<text:s/>download<text:s/>and<text:s/>process<text:s/>the<text:s/></text:span><text:span text:style-name="T10_4">whole</text:span><text:span text:style-name="T10_5"><text:s/>blockchain<text:s/>database.<text:s/>There<text:s/>are<text:s/>some<text:s/>special<text:s/>methods<text:s/>the<text:s/>software<text:s/>uses<text:s/>to<text:s/>prune<text:s/>out<text:s/>unnecessary<text:s/>data,<text:s/>but<text:s/>at<text:s/>a<text:s/>high<text:s/>level<text:s/>we<text:s/>can<text:s/>say<text:s/>that<text:s/>these<text:s/>wallets<text:s/>store<text:s/>every<text:s/>transaction<text:s/>ever<text:s/>recorded<text:s/>in<text:s/>the<text:s/>history<text:s/>of<text:s/>Bitcoin,<text:s/>Litecoin,<text:s/>etc.</text:span></text:p>
      <text:p text:style-name="P11"><text:span text:style-name="T11_1">Now<text:s/>why<text:s/>is<text:s/>this<text:s/>data-intensive<text:s/>act<text:s/>of<text:s/>storing<text:s/>the<text:s/>whole<text:s/>blockchain<text:s/>necessary<text:s/>and<text:s/>valuable?<text:s/>It's<text:s/>important<text:s/>because<text:s/></text:span><text:span text:style-name="T11_2">full<text:s/>nodes<text:s/>validate<text:s/>every<text:s/>single<text:s/>transaction<text:s/>in<text:s/>the<text:s/>blockchain.</text:span><text:span text:style-name="T11_3"><text:s/>And<text:s/>in<text:s/>doing<text:s/>so,<text:s/></text:span><text:span text:style-name="T11_4">they<text:s/>ensure<text:s/>everyone<text:s/>is<text:s/>following<text:s/>the<text:s/>rules!</text:span><text:span text:style-name="T11_5"><text:s/>By<text:s/>processing<text:s/>all<text:s/>the<text:s/>transactions<text:s/>up<text:s/>to<text:s/>and<text:s/>including<text:s/>the<text:s/>current<text:s/>block,<text:s/>wallets<text:s/>ensure<text:s/>that<text:s/>transactions<text:s/>are<text:s/>cryptographically<text:s/>sound,<text:s/>and<text:s/>therefore<text:s/>no<text:s/>one<text:s/>is<text:s/>trying<text:s/>to<text:s/>falsify<text:s/>ownership<text:s/>of<text:s/>any<text:s/>currency.<text:s/>If<text:s/>a<text:s/>single<text:s/>transaction<text:s/>in<text:s/>the<text:s/>history<text:s/>is<text:s/>off,<text:s/>the<text:s/>cryptography<text:s/>won't<text:s/>be<text:s/>correct<text:s/>and<text:s/>the<text:s/>node<text:s/>will<text:s/>not<text:s/>recognize<text:s/>this<text:s/>fake<text:s/>version<text:s/>of<text:s/>the<text:s/>blockchain.</text:span></text:p>
      <text:p text:style-name="P12"><text:span text:style-name="T12_1">By<text:s/>rejecting<text:s/>bad<text:s/>blocks,<text:s/>full<text:s/>nodes<text:s/>help<text:s/>tell<text:s/>other<text:s/>parties<text:s/>on<text:s/>the<text:s/>network<text:s/>that<text:s/>something<text:s/>is<text:s/>up...and<text:s/>other<text:s/>nodes<text:s/>in<text:s/>turn<text:s/>will<text:s/>not<text:s/>allow<text:s/>shenanigans<text:s/>to<text:s/>occur.<text:s/>Bitcoin<text:s/>and<text:s/>other<text:s/>digital<text:s/>currencies<text:s/>are<text:s/>decentralized<text:s/>because<text:s/></text:span><text:span text:style-name="T12_2">anyone</text:span><text:span text:style-name="T12_3"><text:s/>on<text:s/>the<text:s/>network<text:s/>can<text:s/>run<text:s/>a<text:s/>fully<text:s/>validating<text:s/>node<text:s/>and<text:s/>help<text:s/>make<text:s/>sure<text:s/>everyone<text:s/>is<text:s/>following<text:s/>the<text:s/>rules.<text:s/>If<text:s/>someone<text:s/>tries<text:s/>to<text:s/>fake<text:s/>a<text:s/>transaction<text:s/>(give<text:s/>themselves<text:s/>more<text:s/>money,<text:s/>re-spend<text:s/>money<text:s/>they've<text:s/>already<text:s/>spent,<text:s/>etc.),<text:s/>nodes<text:s/>on<text:s/>the<text:s/>network<text:s/>will<text:s/>refuse<text:s/>to<text:s/>accept<text:s/>this<text:s/>false<text:s/>version<text:s/>of<text:s/>history.<text:s/>And<text:s/>if<text:s/>nodes<text:s/>reject<text:s/>the<text:s/>malicious<text:s/>transaction,<text:s/>the<text:s/>bad<text:s/>actor<text:s/>effectively<text:s/>can't<text:s/>spend<text:s/>that<text:s/>money!</text:span></text:p>
      <text:p text:style-name="P13"><text:span text:style-name="T13_1">Full<text:s/>nodes<text:s/>are<text:s/>just<text:s/>like<text:s/>cashiers<text:s/>who<text:s/>are<text:s/>trained<text:s/>to<text:s/>recognize<text:s/>counterfeit<text:s/>$100<text:s/>bills.<text:s/>The<text:s/>know<text:s/>what<text:s/>a<text:s/>fake<text:s/>bill<text:s/>looks<text:s/>like,<text:s/>and<text:s/>they<text:s/>won't<text:s/>let<text:s/>you<text:s/>spend<text:s/>it.<text:s/>But<text:s/>taking<text:s/>the<text:s/>analogy<text:s/>a<text:s/>bit<text:s/>further,<text:s/>a<text:s/>full<text:s/>node<text:s/>is<text:s/>a<text:s/>cashier<text:s/>that<text:s/>won't<text:s/>take<text:s/>your<text:s/>fake<text:s/>money<text:s/>and<text:s/>also<text:s/></text:span><text:span text:style-name="T13_2">tells<text:s/>everyone<text:s/>else<text:s/>around<text:s/>them</text:span><text:span text:style-name="T13_3"><text:s/>that<text:s/>your<text:s/>money<text:s/>is<text:s/>no<text:s/>good.</text:span></text:p>
      <text:h text:style-name="P14" text:outline-level="2"><text:span text:style-name="T14_1">How<text:s/>to<text:s/>Run<text:s/>A<text:s/>Full<text:s/>Node</text:span></text:h>
      <text:h text:style-name="P15" text:outline-level="3"><text:span text:style-name="T15_1">General<text:s/>Setup</text:span></text:h>
      <text:p text:style-name="P16"><text:span text:style-name="T16_1">Fortunately,<text:s/>running<text:s/>a<text:s/>full<text:s/>node<text:s/>is<text:s/>extremely<text:s/>easy.<text:s/>All<text:s/>you<text:s/>need<text:s/>is<text:s/>a<text:s/>computer<text:s/>with<text:s/>a<text:s/>decent<text:s/>internet<text:s/>connection,<text:s/>plenty<text:s/>of<text:s/>hard<text:s/>drive<text:s/>space,<text:s/>and<text:s/>the<text:s/>right<text:s/>software.</text:span></text:p>
      <text:p text:style-name="P17"><text:span text:style-name="T17_1">Almost<text:s/>all<text:s/>cryptocurrencies<text:s/>list<text:s/>their<text:s/>full<text:s/>node<text:s/>implementations<text:s/>as<text:s/>top<text:s/>recommended<text:s/>wallets.<text:s/>For<text:s/>example,<text:s/>bitcoin.org<text:s/>recommends<text:s/>running<text:s/>the<text:s/></text:span><text:span text:style-name="T17_2"><text:a xlink:type="simple" xlink:href="https://bitcoin.org/en/wallets/desktop/linux/bitcoincore/"><text:span text:style-name="T17_3">Bitcoin<text:s/>Core</text:span></text:a></text:span><text:span text:style-name="T17_4"><text:s/>client<text:s/>for<text:s/>Bitcoin<text:s/>(BTC).</text:span></text:p>
      <text:p text:style-name="P18"><text:span text:style-name="T18_1">Once<text:s/>you<text:s/>download<text:s/>and<text:s/>install<text:s/>the<text:s/>full<text:s/>node,<text:s/>you'll<text:s/>need<text:s/>to<text:s/>wait<text:s/>for<text:s/>the<text:s/>initial<text:s/>download<text:s/>of<text:s/>the<text:s/>blockchain<text:s/>to<text:s/>complete.<text:s/>This<text:s/>does<text:s/>require<text:s/>some<text:s/>patience,<text:s/>as<text:s/>the<text:s/>most<text:s/>popular<text:s/>cryptocurrency<text:s/>blockchains<text:s/>exceed<text:s/>100<text:s/>GB<text:s/>in<text:s/>size<text:s/>at<text:s/>the<text:s/>time<text:s/>of<text:s/>this<text:s/>writing.<text:s/>On<text:s/>a<text:s/>250Mbps<text:s/>connection,<text:s/>my<text:s/>node<text:s/>was<text:s/>able<text:s/>to<text:s/>sync<text:s/>the<text:s/>Bitcoin<text:s/>Cash<text:s/>blockchain<text:s/>overnight.<text:s/></text:span></text:p>
      <text:p text:style-name="P19"><text:span text:style-name="T19_1">Once<text:s/>this<text:s/>initial<text:s/>sync<text:s/>is<text:s/>complete,<text:s/>your<text:s/>node<text:s/>will<text:s/>continually<text:s/>download<text:s/>and<text:s/>broadcast<text:s/>blockchain<text:s/>data<text:s/>and<text:s/>validate<text:s/>that<text:s/>all<text:s/>of<text:s/>the<text:s/>consensus<text:s/>rules<text:s/>of<text:s/>the<text:s/>currency<text:s/>are<text:s/>being<text:s/>followed!</text:span></text:p>
      <text:h text:style-name="P20" text:outline-level="3"><text:span text:style-name="T20_1">Bitcoin<text:s/>Cash<text:s/>Nodes</text:span></text:h>
      <text:p text:style-name="P21"><text:span text:style-name="T21_1">For<text:s/>Bitcoin<text:s/>Cash<text:s/>(BCH),<text:s/>I'm<text:s/>trying<text:s/>out<text:s/>the<text:s/></text:span><text:span text:style-name="T21_2"><text:a xlink:type="simple" xlink:href="https://www.bitcoinabc.org/"><text:span text:style-name="T21_3">Bitcoin<text:s/>ABC</text:span></text:a></text:span><text:span text:style-name="T21_4"><text:s/>implementation.<text:s/>I<text:s/>installed<text:s/>this<text:s/>via<text:s/>the<text:s/>Ubuntu<text:s/>package<text:s/>manager<text:s/>aptitutde:</text:span></text:p>
      <text:p text:style-name="P22"><text:span text:style-name="T22_1">sudo<text:s/>add-apt-repository<text:s/>ppa:bitcoin-abc/ppa</text:span></text:p>
      <text:p text:style-name="P23"><text:span text:style-name="T23_1">sudo<text:s/>apt-get<text:s/>update</text:span></text:p>
      <text:p text:style-name="P24"><text:span text:style-name="T24_1">sudo<text:s/>apt-get<text:s/>install<text:s/>bitcoind<text:s/>bitcoin-qt</text:span></text:p>
      <text:p text:style-name="P25"><text:span text:style-name="T25_1">Once<text:s/>installed,<text:s/>simply<text:s/>open<text:s/>up<text:s/>the<text:s/>Bitcoin<text:s/>ABC<text:s/>software<text:s/>and<text:s/>follow<text:s/>some<text:s/>initial<text:s/>setup<text:s/>prompts.<text:s/>None<text:s/>are<text:s/>technical<text:s/>or<text:s/>complicated.<text:s/>Again,<text:s/>the<text:s/>blockchain<text:s/>will<text:s/>take<text:s/>some<text:s/>time<text:s/>to<text:s/>sync<text:s/>but<text:s/>your<text:s/>full<text:s/>node<text:s/>is<text:s/>up<text:s/>and<text:s/>doing<text:s/>its<text:s/>thing!</text:span></text:p>
      <text:h text:style-name="P26" text:outline-level="3"><text:span text:style-name="T26_1">Ethereum<text:s/>Full<text:s/>Nodes</text:span></text:h>
      <text:p text:style-name="P27"><text:span text:style-name="T27_1">For<text:s/>the<text:s/>smart<text:s/>contract<text:s/>network<text:s/>Ethereum,<text:s/></text:span><text:span text:style-name="T27_2"><text:a xlink:type="simple" xlink:href="https://geth.ethereum.org/downloads/"><text:span text:style-name="T27_3">geth</text:span></text:a></text:span><text:span text:style-name="T27_4"><text:s/>is<text:s/>the<text:s/>client<text:s/>of<text:s/>choice.<text:s/>geth<text:s/>is<text:s/>just<text:s/>as<text:s/>simple<text:s/>to<text:s/>install,<text:s/>but<text:s/>is<text:s/>a<text:s/>bit<text:s/>less<text:s/>user<text:s/>friendly<text:s/>in<text:s/>terms<text:s/>of<text:s/>interface.<text:s/>The<text:s/>quickest<text:s/>way<text:s/>to<text:s/>start<text:s/>it<text:s/>is<text:s/>to<text:s/>run<text:s/>via<text:s/>the<text:s/>command<text:s/>line.<text:s/>To<text:s/>install:</text:span></text:p>
      <text:p text:style-name="P28"><text:span text:style-name="T28_1">sudo<text:s/>apt-get<text:s/>install<text:s/>software-properties-common</text:span></text:p>
      <text:p text:style-name="P29"><text:span text:style-name="T29_1">sudo<text:s/>add-apt-repository<text:s/>-y<text:s/>ppa:ethereum/ethereum</text:span></text:p>
      <text:p text:style-name="P30"><text:span text:style-name="T30_1">sudo<text:s/>add-apt-repository<text:s/>-y<text:s/>ppa:ethereum/ethereum-dev</text:span></text:p>
      <text:p text:style-name="P31"><text:span text:style-name="T31_1">sudo<text:s/>apt-get<text:s/>update</text:span></text:p>
      <text:p text:style-name="P32"><text:span text:style-name="T32_1">sudo<text:s/>apt-get<text:s/>install<text:s/>ethereum</text:span></text:p>
      <text:p text:style-name="P33"><text:span text:style-name="T33_1">And<text:s/>to<text:s/>start<text:s/>the<text:s/>client:</text:span></text:p>
      <text:p text:style-name="P34"><text:span text:style-name="T34_1">geth<text:s/>account<text:s/>new</text:span></text:p>
      <text:p text:style-name="P35"><text:span text:style-name="T35_1">geth</text:span></text:p>
      <text:h text:style-name="P36" text:outline-level="2"><text:span text:style-name="T36_1">Be<text:s/>a<text:s/>Full<text:s/>Node<text:s/>Friend</text:span></text:h>
      <text:p text:style-name="P37"><text:span text:style-name="T37_1">Fully<text:s/>validating<text:s/>nodes<text:s/>are<text:s/>an<text:s/>important<text:s/>part<text:s/>of<text:s/>cryptocurrency<text:s/>networks.<text:s/>They<text:s/>help<text:s/>keep<text:s/>these<text:s/>digital<text:s/>currencies<text:s/>secure<text:s/>and<text:s/>decentralized<text:s/>by<text:s/>ensuring<text:s/>that<text:s/>all<text:s/>transactions<text:s/>on<text:s/>the<text:s/>network<text:s/>follow<text:s/>the<text:s/>rules.<text:s/>No<text:s/>one<text:s/>can<text:s/>falsify<text:s/>transactions<text:s/>with<text:s/>thousands<text:s/>of<text:s/>full<text:s/>nodes<text:s/>watching,<text:s/>and<text:s/>because<text:s/>anyone<text:s/>can<text:s/>help<text:s/>ensure<text:s/>the<text:s/>rules<text:s/>are<text:s/>being<text:s/>followed,<text:s/>there<text:s/>is<text:s/>no<text:s/>need<text:s/>for<text:s/>central<text:s/>authorities<text:s/>to<text:s/>maintain<text:s/>trust.</text:span></text:p>
      <text:p text:style-name="P38"><text:span text:style-name="T38_1">And<text:s/>thankfully,<text:s/>running<text:s/>a<text:s/>full<text:s/>node<text:s/>is<text:s/>pretty<text:s/>easy<text:s/>to<text:s/>do.<text:s/>If<text:s/>you<text:s/>have<text:s/>the<text:s/>resources<text:s/>and<text:s/>desire,<text:s/>consider<text:s/>being<text:s/>a<text:s/>"full<text:s/>node<text:s/>friend"<text:s/>on<text:s/>the<text:s/>currency<text:s/>network<text:s/>of<text:s/>your<text:s/>choice<text:s/>-<text:s/>you'll<text:s/>be<text:s/>keeping<text:s/>digital<text:s/>money<text:s/>secure<text:s/>for<text:s/>everyon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Full Node Friends - Understanding and Running A Fully Validating Wallet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